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0/2018<text:bookmark-end text:name="Text14"/></text:p>
            <text:p text:style-name="Normální">KVOP-41300/2018<text:bookmark-end text:name="Text2"/></text:p>
            <text:p text:style-name="Normální"><text:bookmark-start text:name="Text6"/>19. 09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/>
            <text:p text:style-name="Normální">R. M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N.,</text:p>
      <text:p text:style-name="Základnítext">dne 11. 9. 2018 byla do Kanceláře veřejného ochránce práv doručena Vaše žádost,<text:s/>kterou žádáte<text:s/>o zaslání<text:s/>sborníku Vězeňství. Vaši žádost jsem vyhodnotila jako žádost podle<text:s/>zákona<text:s/>č. 106/1999 Sb.,<text:s/>o svobodném přístupu<text:s/>k informacím,<text:s/>ve znění pozdějších předpisů.</text:p>
      <text:p text:style-name="Základnítext">Ve smyslu zákona<text:s/>o svobodném přístupu<text:s/>k informacím<text:s/>Vám<text:s/><text:span text:style-name="Silné">informaci poskytuji</text:span><text:s/>a v příloze<text:s/><text:s/>Sborník stanovisek veřejného ochránce práv – vězeňství<text:s/>č. 6<text:s/>z roku<text:s/>2010<text:s/>zasílám.</text:p>
      <text:p text:style-name="Základnítext">Rovněž Vás informuji, že připravujeme vydání nového sborníku z oblasti vězeňství, a to na jaře příštího roku.</text:p>
      <text:p text:style-name="Základnítext">S pozdravem</text:p>
      <text:p text:style-name="P17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h text:style-name="Nadpis1" text:outline-level="1">Příloha</text:h>
      <text:p text:style-name="P18">Sborník stanovisek veřejného ochránce práv – vězeňství<text:s/>č. 6 (2010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UAD2*</text:span>*KVOPX008UAD2*</text:p>
        <text:p text:style-name="P12"><text:span text:style-name="T13">KVOPX008UAD2</text:span>KVOPX008UAD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9T08:21:00Z</meta:creation-date>
    <dc:date>2018-09-19T08:22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33" meta:character-count="921" meta:row-count="6" meta:non-whitespace-character-count="789"/>
  </office:meta>
</office:document-meta>
</file>